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8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9" style:family="paragraph" style:parent-style-name="Standard">
      <style:text-properties style:font-name="Sans-serif" fo:font-size="9pt" officeooo:paragraph-rsid="07113b38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813cbe3" officeooo:paragraph-rsid="082cb2fe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27fad8" officeooo:paragraph-rsid="0726151c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c8ada" officeooo:paragraph-rsid="083c8ada" style:font-size-asian="9pt" style:font-weight-asian="normal" style:font-size-complex="9pt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88490" officeooo:paragraph-rsid="08388490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9204535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88490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801761c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a324a79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82cb2fe" officeooo:paragraph-rsid="082cb2fe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2" style:family="paragraph" style:parent-style-name="Standard">
      <style:text-properties style:font-name="Sans-serif" officeooo:paragraph-rsid="07113b38"/>
    </style:style>
    <style:style style:name="P33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34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113b38" style:font-size-asian="9pt" style:font-size-complex="9pt"/>
    </style:style>
    <style:style style:name="P39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29dbab" style:font-size-asian="9pt" style:font-size-complex="9pt"/>
    </style:style>
    <style:style style:name="P40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fo:font-weight="normal" officeooo:rsid="06f66ded" officeooo:paragraph-rsid="0801761c" style:font-size-asian="9pt" style:font-weight-asian="normal" style:font-size-complex="9pt" style:font-weight-complex="normal"/>
    </style:style>
    <style:style style:name="P41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9e6f9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officeooo:paragraph-rsid="0801761c" style:font-size-asian="9pt" style:font-size-complex="9pt"/>
    </style:style>
    <style:style style:name="P44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normal" officeooo:rsid="0839e6f9" officeooo:paragraph-rsid="0839e6f9" style:font-size-asian="9pt" style:font-weight-asian="normal" style:font-size-complex="9pt" style:font-weight-complex="normal"/>
    </style:style>
    <style:style style:name="P45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fo:font-weight="normal" officeooo:rsid="09c44208" officeooo:paragraph-rsid="09c44208" style:font-size-asian="9pt" style:font-weight-asian="normal" style:font-size-complex="9pt" style:font-weight-complex="normal"/>
    </style:style>
    <style:style style:name="P46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47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48" style:family="paragraph" style:parent-style-name="Standard" style:list-style-name="L2">
      <loext:graphic-properties draw:fill="none"/>
      <style:paragraph-properties fo:background-color="transparent"/>
      <style:text-properties style:font-name="Sans-serif" fo:font-size="9pt" fo:font-weight="normal" officeooo:rsid="083d6b19" officeooo:paragraph-rsid="083d6b19" style:font-size-asian="9pt" style:font-weight-asian="normal" style:font-size-complex="9pt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50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officeooo:rsid="06f25434" officeooo:paragraph-rsid="07113b38" style:font-size-asian="9pt" style:font-size-complex="9pt"/>
    </style:style>
    <style:style style:name="P51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fo:font-weight="bold" officeooo:rsid="0729dbab" officeooo:paragraph-rsid="0729dbab" style:font-size-asian="9pt" style:font-weight-asian="bold" style:font-size-complex="9pt" style:font-weight-complex="bold"/>
    </style:style>
    <style:style style:name="P52" style:family="paragraph" style:parent-style-name="Standard" style:list-style-name="L1">
      <loext:graphic-properties draw:fill="none"/>
      <style:paragraph-properties fo:background-color="transparent"/>
      <style:text-properties style:font-name="Sans-serif" fo:font-size="9pt" fo:font-weight="bold" officeooo:rsid="0729dbab" officeooo:paragraph-rsid="0801761c" style:font-size-asian="9pt" style:font-weight-asian="bold" style:font-size-complex="9pt" style:font-weight-complex="bold"/>
    </style:style>
    <style:style style:name="P53" style:family="paragraph" style:parent-style-name="Standard" style:list-style-name="L2">
      <loext:graphic-properties draw:fill="none"/>
      <style:paragraph-properties fo:background-color="transparent"/>
      <style:text-properties style:font-name="Sans-serif" fo:font-size="9pt" fo:font-weight="bold" officeooo:rsid="083d6b19" officeooo:paragraph-rsid="083d6b19" style:font-size-asian="9pt" style:font-weight-asian="bold" style:font-size-complex="9pt" style:font-weight-complex="bold"/>
    </style:style>
    <style:style style:name="P5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5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3de326" style:font-size-asian="9pt" style:font-weight-asian="bold" style:font-size-complex="9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62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63" style:family="paragraph" style:parent-style-name="Standard">
      <style:text-properties officeooo:rsid="0b30f79e" officeooo:paragraph-rsid="0b30f79e"/>
    </style:style>
    <style:style style:name="P64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6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66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67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68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69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70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71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72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73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74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75" style:family="paragraph" style:parent-style-name="Standard">
      <style:text-properties fo:font-weight="bold" officeooo:rsid="0b8ddee7" officeooo:paragraph-rsid="0b8ddee7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780c2" officeooo:paragraph-rsid="0b2780c2" style:font-size-asian="9pt" style:font-weight-asian="bold" style:font-size-complex="9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weight="bold" officeooo:rsid="0b208f1e" officeooo:paragraph-rsid="0b208f1e" style:font-size-asian="9pt" style:font-weight-asian="bold" style:font-size-complex="9pt" style:font-weight-complex="bold"/>
    </style:style>
    <style:style style:name="P80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81" style:family="paragraph" style:parent-style-name="Heading_20_2">
      <style:text-properties style:font-name="Sans-serif" officeooo:rsid="0800b240" officeooo:paragraph-rsid="0800b240"/>
    </style:style>
    <style:style style:name="P82" style:family="paragraph" style:parent-style-name="Heading_20_2">
      <style:text-properties style:font-name="Sans-serif" officeooo:rsid="0816538e" officeooo:paragraph-rsid="0801761c"/>
    </style:style>
    <style:style style:name="P83" style:family="paragraph" style:parent-style-name="Heading_20_3">
      <style:text-properties officeooo:rsid="0960aa55" officeooo:paragraph-rsid="0960aa55"/>
    </style:style>
    <style:style style:name="P84" style:family="paragraph" style:parent-style-name="Heading_20_3" style:list-style-name="">
      <style:text-properties officeooo:rsid="09794ae4" officeooo:paragraph-rsid="09794ae4"/>
    </style:style>
    <style:style style:name="P85" style:family="paragraph" style:parent-style-name="Heading_20_3">
      <style:paragraph-properties fo:break-before="page"/>
      <style:text-properties officeooo:rsid="09794ae4" officeooo:paragraph-rsid="09794a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ef6a46" style:font-weight-asian="normal" style:font-weight-complex="normal"/>
    </style:style>
    <style:style style:name="T3" style:family="text">
      <style:text-properties fo:font-weight="normal" officeooo:rsid="06f66ded" style:font-weight-asian="normal" style:font-weight-complex="normal"/>
    </style:style>
    <style:style style:name="T4" style:family="text">
      <style:text-properties fo:font-weight="normal" officeooo:rsid="007d3e1c" style:font-weight-asian="normal" style:font-weight-complex="normal"/>
    </style:style>
    <style:style style:name="T5" style:family="text">
      <style:text-properties fo:font-weight="normal" officeooo:rsid="074c6555" style:font-weight-asian="normal" style:font-weight-complex="normal"/>
    </style:style>
    <style:style style:name="T6" style:family="text">
      <style:text-properties fo:font-weight="normal" officeooo:rsid="0802eb07" style:font-weight-asian="normal" style:font-weight-complex="normal"/>
    </style:style>
    <style:style style:name="T7" style:family="text">
      <style:text-properties fo:font-weight="normal" officeooo:rsid="0804ae8a" style:font-weight-asian="normal" style:font-weight-complex="normal"/>
    </style:style>
    <style:style style:name="T8" style:family="text">
      <style:text-properties fo:font-weight="normal" officeooo:rsid="08388490" style:font-weight-asian="normal" style:font-weight-complex="normal"/>
    </style:style>
    <style:style style:name="T9" style:family="text">
      <style:text-properties fo:font-weight="normal" officeooo:rsid="0839e6f9" style:font-weight-asian="normal" style:font-weight-complex="normal"/>
    </style:style>
    <style:style style:name="T10" style:family="text">
      <style:text-properties fo:font-weight="normal" officeooo:rsid="083c8ada" style:font-weight-asian="normal" style:font-weight-complex="normal"/>
    </style:style>
    <style:style style:name="T11" style:family="text">
      <style:text-properties fo:font-weight="normal" officeooo:rsid="083d57e5" style:font-weight-asian="normal" style:font-weight-complex="normal"/>
    </style:style>
    <style:style style:name="T12" style:family="text">
      <style:text-properties fo:font-weight="normal" officeooo:rsid="09204535" style:font-weight-asian="normal" style:font-weight-complex="normal"/>
    </style:style>
    <style:style style:name="T13" style:family="text">
      <style:text-properties fo:font-weight="normal" officeooo:rsid="0920e7d6" style:font-weight-asian="normal" style:font-weight-complex="normal"/>
    </style:style>
    <style:style style:name="T14" style:family="text">
      <style:text-properties fo:font-weight="normal" officeooo:rsid="095d4b15" style:font-weight-asian="normal" style:font-weight-complex="normal"/>
    </style:style>
    <style:style style:name="T15" style:family="text">
      <style:text-properties fo:font-weight="normal" officeooo:rsid="095f4393" style:font-weight-asian="normal" style:font-weight-complex="normal"/>
    </style:style>
    <style:style style:name="T16" style:family="text">
      <style:text-properties fo:font-weight="normal" officeooo:rsid="09606d16" style:font-weight-asian="normal" style:font-weight-complex="normal"/>
    </style:style>
    <style:style style:name="T17" style:family="text">
      <style:text-properties fo:font-weight="normal" officeooo:rsid="097d5067" style:font-weight-asian="normal" style:font-weight-complex="normal"/>
    </style:style>
    <style:style style:name="T18" style:family="text">
      <style:text-properties fo:font-weight="normal" officeooo:rsid="09c29e38" style:font-weight-asian="normal" style:font-weight-complex="normal"/>
    </style:style>
    <style:style style:name="T19" style:family="text">
      <style:text-properties fo:font-weight="normal" officeooo:rsid="09fc0454" style:font-weight-asian="normal" style:font-weight-complex="normal"/>
    </style:style>
    <style:style style:name="T20" style:family="text">
      <style:text-properties fo:font-weight="normal" officeooo:rsid="09fcf6d4" style:font-weight-asian="normal" style:font-weight-complex="normal"/>
    </style:style>
    <style:style style:name="T21" style:family="text">
      <style:text-properties fo:font-weight="normal" officeooo:rsid="0a4eef54" style:font-weight-asian="normal" style:font-weight-complex="normal"/>
    </style:style>
    <style:style style:name="T22" style:family="text">
      <style:text-properties fo:font-weight="normal" officeooo:rsid="0a53de08" style:font-weight-asian="normal" style:font-weight-complex="normal"/>
    </style:style>
    <style:style style:name="T23" style:family="text">
      <style:text-properties fo:font-weight="normal" officeooo:rsid="0a544b4c" style:font-weight-asian="normal" style:font-weight-complex="normal"/>
    </style:style>
    <style:style style:name="T24" style:family="text">
      <style:text-properties fo:font-weight="normal" officeooo:rsid="0a5453e4" style:font-weight-asian="normal" style:font-weight-complex="normal"/>
    </style:style>
    <style:style style:name="T25" style:family="text">
      <style:text-properties fo:font-weight="normal" officeooo:rsid="0a54af44" style:font-weight-asian="normal" style:font-weight-complex="normal"/>
    </style:style>
    <style:style style:name="T26" style:family="text">
      <style:text-properties fo:font-weight="normal" officeooo:rsid="0a56d8d1" style:font-weight-asian="normal" style:font-weight-complex="normal"/>
    </style:style>
    <style:style style:name="T27" style:family="text">
      <style:text-properties fo:font-weight="normal" officeooo:rsid="0a5836b0" style:font-weight-asian="normal" style:font-weight-complex="normal"/>
    </style:style>
    <style:style style:name="T28" style:family="text">
      <style:text-properties fo:font-weight="normal" officeooo:rsid="0a58aaf8" style:font-weight-asian="normal" style:font-weight-complex="normal"/>
    </style:style>
    <style:style style:name="T29" style:family="text">
      <style:text-properties fo:font-weight="normal" officeooo:rsid="0a58b87e" style:font-weight-asian="normal" style:font-weight-complex="normal"/>
    </style:style>
    <style:style style:name="T30" style:family="text">
      <style:text-properties fo:font-weight="normal" officeooo:rsid="0a6221d7" style:font-weight-asian="normal" style:font-weight-complex="normal"/>
    </style:style>
    <style:style style:name="T31" style:family="text">
      <style:text-properties fo:font-weight="normal" officeooo:rsid="0a6a6bd2" style:font-weight-asian="normal" style:font-weight-complex="normal"/>
    </style:style>
    <style:style style:name="T32" style:family="text">
      <style:text-properties fo:font-weight="normal" officeooo:rsid="0a6b2afd" style:font-weight-asian="normal" style:font-weight-complex="normal"/>
    </style:style>
    <style:style style:name="T33" style:family="text">
      <style:text-properties fo:font-weight="normal" officeooo:rsid="0aa566ec" style:font-weight-asian="normal" style:font-weight-complex="normal"/>
    </style:style>
    <style:style style:name="T34" style:family="text">
      <style:text-properties fo:font-weight="normal" officeooo:rsid="0b21fd23" style:font-weight-asian="normal" style:font-weight-complex="normal"/>
    </style:style>
    <style:style style:name="T35" style:family="text">
      <style:text-properties fo:font-weight="normal" officeooo:rsid="0b2585a1" style:font-weight-asian="normal" style:font-weight-complex="normal"/>
    </style:style>
    <style:style style:name="T36" style:family="text">
      <style:text-properties fo:font-weight="normal" officeooo:rsid="0b261f4b" style:font-weight-asian="normal" style:font-weight-complex="normal"/>
    </style:style>
    <style:style style:name="T37" style:family="text">
      <style:text-properties fo:font-weight="normal" officeooo:rsid="0b43f044" style:font-weight-asian="normal" style:font-weight-complex="normal"/>
    </style:style>
    <style:style style:name="T38" style:family="text">
      <style:text-properties fo:font-weight="normal" officeooo:rsid="0b4729d1" style:font-weight-asian="normal" style:font-weight-complex="normal"/>
    </style:style>
    <style:style style:name="T39" style:family="text">
      <style:text-properties fo:font-weight="normal" officeooo:rsid="0b4fae9a" style:font-weight-asian="normal" style:font-weight-complex="normal"/>
    </style:style>
    <style:style style:name="T40" style:family="text">
      <style:text-properties fo:font-weight="normal" officeooo:rsid="0b4fcf47" style:font-weight-asian="normal" style:font-weight-complex="normal"/>
    </style:style>
    <style:style style:name="T41" style:family="text">
      <style:text-properties fo:font-weight="normal" officeooo:rsid="0b564b35" style:font-weight-asian="normal" style:font-weight-complex="normal"/>
    </style:style>
    <style:style style:name="T42" style:family="text">
      <style:text-properties fo:font-weight="normal" officeooo:rsid="0b566c66" style:font-weight-asian="normal" style:font-weight-complex="normal"/>
    </style:style>
    <style:style style:name="T43" style:family="text">
      <style:text-properties fo:font-weight="normal" officeooo:rsid="0b72b756" style:font-weight-asian="normal" style:font-weight-complex="normal"/>
    </style:style>
    <style:style style:name="T44" style:family="text">
      <style:text-properties fo:font-weight="normal" officeooo:rsid="0b73eff2" style:font-weight-asian="normal" style:font-weight-complex="normal"/>
    </style:style>
    <style:style style:name="T45" style:family="text">
      <style:text-properties fo:font-weight="normal" officeooo:rsid="0b749383" style:font-weight-asian="normal" style:font-weight-complex="normal"/>
    </style:style>
    <style:style style:name="T46" style:family="text">
      <style:text-properties fo:font-weight="normal" officeooo:rsid="0b79b87e" style:font-weight-asian="normal" style:font-weight-complex="normal"/>
    </style:style>
    <style:style style:name="T47" style:family="text">
      <style:text-properties fo:font-weight="normal" officeooo:rsid="0b7af5d1" style:font-weight-asian="normal" style:font-weight-complex="normal"/>
    </style:style>
    <style:style style:name="T48" style:family="text">
      <style:text-properties fo:font-weight="normal" officeooo:rsid="0b7bbd1e" style:font-weight-asian="normal" style:font-weight-complex="normal"/>
    </style:style>
    <style:style style:name="T49" style:family="text">
      <style:text-properties fo:font-weight="normal" officeooo:rsid="0b7cbbe0" style:font-weight-asian="normal" style:font-weight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b3d8491" style:font-style-asian="normal" style:font-style-complex="normal"/>
    </style:style>
    <style:style style:name="T54" style:family="text">
      <style:text-properties fo:font-style="normal" officeooo:rsid="071c4ff5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69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="Sans-serif" fo:font-size="9pt" fo:font-style="normal" fo:font-weight="normal" officeooo:rsid="0b8e3836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style:font-name="Sans-serif" fo:font-size="9pt" fo:font-style="normal" fo:font-weight="normal" officeooo:rsid="0b904334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style:font-name="Sans-serif" fo:font-size="9pt" fo:font-style="normal" fo:font-weight="normal" officeooo:rsid="0b91b10b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87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88" style:family="text">
      <style:text-properties style:font-name="Sans-serif" fo:font-weight="normal" style:font-weight-asian="normal" style:font-weight-complex="normal"/>
    </style:style>
    <style:style style:name="T89" style:family="text">
      <style:text-properties style:font-name="Sans-serif" fo:font-weight="normal" officeooo:rsid="0b31f3be" style:font-weight-asian="normal" style:font-weight-complex="normal"/>
    </style:style>
    <style:style style:name="T90" style:family="text">
      <style:text-properties style:font-name="Sans-serif" fo:font-weight="normal" officeooo:rsid="0b333eeb" style:font-weight-asian="normal" style:font-weight-complex="normal"/>
    </style:style>
    <style:style style:name="T91" style:family="text">
      <style:text-properties style:font-name="Sans-serif" fo:font-weight="normal" officeooo:rsid="0b338600" style:font-weight-asian="normal" style:font-weight-complex="normal"/>
    </style:style>
    <style:style style:name="T92" style:family="text">
      <style:text-properties style:font-name="Sans-serif" fo:font-weight="normal" officeooo:rsid="0b4889e8" style:font-weight-asian="normal" style:font-weight-complex="normal"/>
    </style:style>
    <style:style style:name="T93" style:family="text">
      <style:text-properties style:font-name="Sans-serif" fo:font-weight="normal" officeooo:rsid="0b48f81d" style:font-weight-asian="normal" style:font-weight-complex="normal"/>
    </style:style>
    <style:style style:name="T94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95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96" style:family="text">
      <style:text-properties fo:font-size="9pt" fo:font-weight="normal" officeooo:rsid="06f4988d" style:font-size-asian="9pt" style:font-weight-asian="normal" style:font-size-complex="9pt" style:font-weight-complex="normal"/>
    </style:style>
    <style:style style:name="T97" style:family="text">
      <style:text-properties fo:font-size="9pt" fo:font-weight="normal" officeooo:rsid="070ec3c4" style:font-size-asian="9pt" style:font-weight-asian="normal" style:font-size-complex="9pt" style:font-weight-complex="normal"/>
    </style:style>
    <style:style style:name="T98" style:family="text">
      <style:text-properties fo:font-size="9pt" fo:font-weight="normal" officeooo:rsid="0729dbab" style:font-size-asian="9pt" style:font-weight-asian="normal" style:font-size-complex="9pt" style:font-weight-complex="normal"/>
    </style:style>
    <style:style style:name="T99" style:family="text">
      <style:text-properties fo:font-size="9pt" fo:font-weight="normal" officeooo:rsid="0729dc07" style:font-size-asian="9pt" style:font-weight-asian="normal" style:font-size-complex="9pt" style:font-weight-complex="normal"/>
    </style:style>
    <style:style style:name="T100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101" style:family="text">
      <style:text-properties fo:font-size="9pt" fo:font-weight="normal" officeooo:rsid="0a6ead6e" style:font-size-asian="9pt" style:font-weight-asian="normal" style:font-size-complex="9pt" style:font-weight-complex="normal"/>
    </style:style>
    <style:style style:name="T102" style:family="text">
      <style:text-properties fo:font-size="9pt" fo:font-weight="normal" officeooo:rsid="0a7051f9" style:font-size-asian="9pt" style:font-weight-asian="normal" style:font-size-complex="9pt" style:font-weight-complex="normal"/>
    </style:style>
    <style:style style:name="T103" style:family="text">
      <style:text-properties fo:font-size="9pt" fo:font-weight="normal" officeooo:rsid="0a710427" style:font-size-asian="9pt" style:font-weight-asian="normal" style:font-size-complex="9pt" style:font-weight-complex="normal"/>
    </style:style>
    <style:style style:name="T104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05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06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07" style:family="text">
      <style:text-properties fo:font-size="9pt" fo:font-weight="normal" officeooo:rsid="0a8f6cae" style:font-size-asian="9pt" style:font-weight-asian="normal" style:font-size-complex="9pt" style:font-weight-complex="normal"/>
    </style:style>
    <style:style style:name="T108" style:family="text">
      <style:text-properties fo:font-size="9pt" fo:font-weight="normal" officeooo:rsid="0a8fbeb9" style:font-size-asian="9pt" style:font-weight-asian="normal" style:font-size-complex="9pt" style:font-weight-complex="normal"/>
    </style:style>
    <style:style style:name="T109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10" style:family="text">
      <style:text-properties fo:font-size="9pt" fo:font-weight="normal" officeooo:rsid="0b422d6e" style:font-size-asian="9pt" style:font-weight-asian="normal" style:font-size-complex="9pt" style:font-weight-complex="normal"/>
    </style:style>
    <style:style style:name="T111" style:family="text">
      <style:text-properties fo:font-size="9pt" style:font-size-asian="9pt" style:font-size-complex="9pt"/>
    </style:style>
    <style:style style:name="T112" style:family="text">
      <style:text-properties fo:font-size="9pt" officeooo:rsid="0716bceb" style:font-size-asian="9pt" style:font-size-complex="9pt"/>
    </style:style>
    <style:style style:name="T113" style:family="text">
      <style:text-properties fo:font-size="9pt" officeooo:rsid="071b3c17" style:font-size-asian="9pt" style:font-size-complex="9pt"/>
    </style:style>
    <style:style style:name="T114" style:family="text">
      <style:text-properties fo:font-size="9pt" officeooo:rsid="071c4ff5" style:font-size-asian="9pt" style:font-size-complex="9pt"/>
    </style:style>
    <style:style style:name="T115" style:family="text">
      <style:text-properties fo:font-size="9pt" officeooo:rsid="0815aa5e" style:font-size-asian="9pt" style:font-size-complex="9pt"/>
    </style:style>
    <style:style style:name="T116" style:family="text">
      <style:text-properties fo:font-size="9pt" officeooo:rsid="082e99d0" style:font-size-asian="9pt" style:font-size-complex="9pt"/>
    </style:style>
    <style:style style:name="T117" style:family="text">
      <style:text-properties fo:font-size="9pt" officeooo:rsid="082fc08f" style:font-size-asian="9pt" style:font-size-complex="9pt"/>
    </style:style>
    <style:style style:name="T118" style:family="text">
      <style:text-properties fo:font-size="9pt" officeooo:rsid="0a722329" style:font-size-asian="9pt" style:font-size-complex="9pt"/>
    </style:style>
    <style:style style:name="T119" style:family="text">
      <style:text-properties fo:font-size="9pt" officeooo:rsid="0a738daa" style:font-size-asian="9pt" style:font-size-complex="9pt"/>
    </style:style>
    <style:style style:name="T120" style:family="text">
      <style:text-properties fo:font-size="9pt" officeooo:rsid="0a74078a" style:font-size-asian="9pt" style:font-size-complex="9pt"/>
    </style:style>
    <style:style style:name="T121" style:family="text">
      <style:text-properties fo:font-size="9pt" officeooo:rsid="0a812dd0" style:font-size-asian="9pt" style:font-size-complex="9pt"/>
    </style:style>
    <style:style style:name="T122" style:family="text">
      <style:text-properties fo:font-size="9pt" officeooo:rsid="0a82a8b3" style:font-size-asian="9pt" style:font-size-complex="9pt"/>
    </style:style>
    <style:style style:name="T123" style:family="text">
      <style:text-properties fo:font-size="9pt" officeooo:rsid="0a8455ca" style:font-size-asian="9pt" style:font-size-complex="9pt"/>
    </style:style>
    <style:style style:name="T124" style:family="text">
      <style:text-properties fo:font-size="9pt" officeooo:rsid="0a8575c4" style:font-size-asian="9pt" style:font-size-complex="9pt"/>
    </style:style>
    <style:style style:name="T125" style:family="text">
      <style:text-properties fo:font-size="9pt" officeooo:rsid="0a85f23f" style:font-size-asian="9pt" style:font-size-complex="9pt"/>
    </style:style>
    <style:style style:name="T126" style:family="text">
      <style:text-properties fo:font-size="9pt" officeooo:rsid="0a8752b8" style:font-size-asian="9pt" style:font-size-complex="9pt"/>
    </style:style>
    <style:style style:name="T127" style:family="text">
      <style:text-properties fo:font-size="9pt" officeooo:rsid="0a8babf7" style:font-size-asian="9pt" style:font-size-complex="9pt"/>
    </style:style>
    <style:style style:name="T128" style:family="text">
      <style:text-properties fo:font-size="9pt" officeooo:rsid="0a8de78a" style:font-size-asian="9pt" style:font-size-complex="9pt"/>
    </style:style>
    <style:style style:name="T129" style:family="text">
      <style:text-properties fo:font-size="9pt" officeooo:rsid="0a95c0bd" style:font-size-asian="9pt" style:font-size-complex="9pt"/>
    </style:style>
    <style:style style:name="T130" style:family="text">
      <style:text-properties fo:font-size="9pt" officeooo:rsid="0a9602e8" style:font-size-asian="9pt" style:font-size-complex="9pt"/>
    </style:style>
    <style:style style:name="T131" style:family="text">
      <style:text-properties fo:font-size="9pt" officeooo:rsid="0aa4852b" style:font-size-asian="9pt" style:font-size-complex="9pt"/>
    </style:style>
    <style:style style:name="T132" style:family="text">
      <style:text-properties fo:font-size="9pt" officeooo:rsid="0aa6db1f" style:font-size-asian="9pt" style:font-size-complex="9pt"/>
    </style:style>
    <style:style style:name="T133" style:family="text">
      <style:text-properties fo:font-size="9pt" officeooo:rsid="0aa81725" style:font-size-asian="9pt" style:font-size-complex="9pt"/>
    </style:style>
    <style:style style:name="T134" style:family="text">
      <style:text-properties fo:font-size="9pt" officeooo:rsid="0aa97478" style:font-size-asian="9pt" style:font-size-complex="9pt"/>
    </style:style>
    <style:style style:name="T135" style:family="text">
      <style:text-properties fo:font-size="9pt" officeooo:rsid="0aa97925" style:font-size-asian="9pt" style:font-size-complex="9pt"/>
    </style:style>
    <style:style style:name="T136" style:family="text">
      <style:text-properties fo:font-size="9pt" officeooo:rsid="0b22884c" style:font-size-asian="9pt" style:font-size-complex="9pt"/>
    </style:style>
    <style:style style:name="T137" style:family="text">
      <style:text-properties fo:font-size="9pt" officeooo:rsid="0b2ed272" style:font-size-asian="9pt" style:font-size-complex="9pt"/>
    </style:style>
    <style:style style:name="T138" style:family="text">
      <style:text-properties fo:font-size="9pt" officeooo:rsid="0b30b5c9" style:font-size-asian="9pt" style:font-size-complex="9pt"/>
    </style:style>
    <style:style style:name="T139" style:family="text">
      <style:text-properties fo:font-size="9pt" officeooo:rsid="0b49f672" style:font-size-asian="9pt" style:font-size-complex="9pt"/>
    </style:style>
    <style:style style:name="T140" style:family="text">
      <style:text-properties fo:font-size="9pt" officeooo:rsid="0b4a29b0" style:font-size-asian="9pt" style:font-size-complex="9pt"/>
    </style:style>
    <style:style style:name="T141" style:family="text">
      <style:text-properties fo:font-size="9pt" officeooo:rsid="0b4b9307" style:font-size-asian="9pt" style:font-size-complex="9pt"/>
    </style:style>
    <style:style style:name="T14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fo:font-size="9pt" fo:font-style="normal" fo:font-weight="normal" officeooo:rsid="0729dbab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1" style:family="text">
      <style:text-properties fo:font-size="9pt" fo:font-style="normal" fo:font-weight="normal" officeooo:rsid="0a8f6cae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fo:font-size="9pt" fo:font-style="normal" fo:font-weight="normal" officeooo:rsid="0a8fd68d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fo:font-size="9pt" fo:font-style="normal" fo:font-weight="normal" officeooo:rsid="0a92be28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fo:font-size="9pt" fo:font-style="normal" fo:font-weight="normal" officeooo:rsid="0aa36845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fo:font-size="9pt" fo:font-style="normal" fo:font-weight="normal" officeooo:rsid="0b3d6748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b407dde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b414c02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style:font-size-asian="9pt" style:font-style-asian="normal" style:font-size-complex="9pt" style:font-style-complex="normal"/>
    </style:style>
    <style:style style:name="T168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169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171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172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173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174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175" style:family="text">
      <style:text-properties fo:font-size="9pt" fo:font-weight="bold" style:font-size-asian="9pt" style:font-weight-asian="bold" style:font-size-complex="9pt" style:font-weight-complex="bold"/>
    </style:style>
    <style:style style:name="T176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177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178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179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180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181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182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183" style:family="text">
      <style:text-properties fo:font-size="9pt" fo:font-weight="bold" officeooo:rsid="0a8752b8" style:font-size-asian="9pt" style:font-weight-asian="bold" style:font-size-complex="9pt" style:font-weight-complex="bold"/>
    </style:style>
    <style:style style:name="T18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5" style:family="text">
      <style:text-properties fo:font-size="9pt" fo:font-style="italic" fo:font-weight="normal" officeooo:rsid="0729dbab" style:font-size-asian="9pt" style:font-style-asian="italic" style:font-weight-asian="normal" style:font-size-complex="9pt" style:font-style-complex="italic" style:font-weight-complex="normal"/>
    </style:style>
    <style:style style:name="T186" style:family="text">
      <style:text-properties fo:font-size="9pt" fo:font-style="italic" fo:font-weight="normal" officeooo:rsid="0a8f6cae" style:font-size-asian="9pt" style:font-style-asian="italic" style:font-weight-asian="normal" style:font-size-complex="9pt" style:font-style-complex="italic" style:font-weight-complex="normal"/>
    </style:style>
    <style:style style:name="T187" style:family="text">
      <style:text-properties officeooo:rsid="08388490"/>
    </style:style>
    <style:style style:name="T188" style:family="text">
      <style:text-properties officeooo:rsid="083c8ada"/>
    </style:style>
    <style:style style:name="T189" style:family="text">
      <style:text-properties officeooo:rsid="09204535"/>
    </style:style>
    <style:style style:name="T190" style:family="text">
      <style:text-properties officeooo:rsid="097d5067"/>
    </style:style>
    <style:style style:name="T191" style:family="text">
      <style:text-properties officeooo:rsid="09c45177"/>
    </style:style>
    <style:style style:name="T192" style:family="text">
      <style:text-properties officeooo:rsid="09fc0454"/>
    </style:style>
    <style:style style:name="T193" style:family="text">
      <style:text-properties style:text-underline-style="none" fo:font-weight="normal" style:font-weight-asian="normal" style:font-weight-complex="normal"/>
    </style:style>
    <style:style style:name="T194" style:family="text">
      <style:text-properties style:text-underline-style="none" fo:font-weight="normal" officeooo:rsid="0b566c66" style:font-weight-asian="normal" style:font-weight-complex="normal"/>
    </style:style>
    <style:style style:name="T195" style:family="text">
      <style:text-properties style:text-underline-style="none" fo:font-weight="normal" officeooo:rsid="0b56a798" style:font-weight-asian="normal" style:font-weight-complex="normal"/>
    </style:style>
    <style:style style:name="T196" style:family="text">
      <style:text-properties style:text-underline-style="none" fo:font-weight="normal" officeooo:rsid="0b56ffad" style:font-weight-asian="normal" style:font-weight-complex="normal"/>
    </style:style>
    <style:style style:name="T197" style:family="text">
      <style:text-properties style:text-underline-style="none" fo:font-weight="normal" officeooo:rsid="0b5ae17c" style:font-weight-asian="normal" style:font-weight-complex="normal"/>
    </style:style>
    <style:style style:name="T198" style:family="text">
      <style:text-properties style:text-underline-style="none" fo:font-weight="normal" officeooo:rsid="0b5b43a8" style:font-weight-asian="normal" style:font-weight-complex="normal"/>
    </style:style>
    <style:style style:name="T199" style:family="text">
      <style:text-properties style:text-underline-style="none" fo:font-weight="normal" officeooo:rsid="0b5c18f3" style:font-weight-asian="normal" style:font-weight-complex="normal"/>
    </style:style>
    <style:style style:name="T200" style:family="text">
      <style:text-properties style:text-underline-style="none" fo:font-weight="normal" officeooo:rsid="0b5d4797" style:font-weight-asian="normal" style:font-weight-complex="normal"/>
    </style:style>
    <style:style style:name="T201" style:family="text">
      <style:text-properties style:text-underline-style="none" fo:font-weight="normal" officeooo:rsid="0b6073ba" style:font-weight-asian="normal" style:font-weight-complex="normal"/>
    </style:style>
    <style:style style:name="T202" style:family="text">
      <style:text-properties style:text-underline-style="none" fo:font-weight="normal" officeooo:rsid="0b61dc80" style:font-weight-asian="normal" style:font-weight-complex="normal"/>
    </style:style>
    <style:style style:name="T203" style:family="text">
      <style:text-properties style:text-underline-style="none" fo:font-weight="normal" officeooo:rsid="0b69438f" style:font-weight-asian="normal" style:font-weight-complex="normal"/>
    </style:style>
    <style:style style:name="T204" style:family="text">
      <style:text-properties style:text-underline-style="none" fo:font-weight="normal" officeooo:rsid="0b69ea75" style:font-weight-asian="normal" style:font-weight-complex="normal"/>
    </style:style>
    <style:style style:name="T205" style:family="text">
      <style:text-properties style:text-underline-style="none" fo:font-weight="normal" officeooo:rsid="0b6d0886" style:font-weight-asian="normal" style:font-weight-complex="normal"/>
    </style:style>
    <style:style style:name="T206" style:family="text">
      <style:text-properties style:text-underline-style="none" fo:font-weight="normal" officeooo:rsid="0b81b1cf" style:font-weight-asian="normal" style:font-weight-complex="normal"/>
    </style:style>
    <style:style style:name="T207" style:family="text">
      <style:text-properties style:text-underline-style="none" fo:font-weight="normal" officeooo:rsid="0b86463d" style:font-weight-asian="normal" style:font-weight-complex="normal"/>
    </style:style>
    <style:style style:name="T208" style:family="text">
      <style:text-properties style:text-underline-style="none" fo:font-weight="normal" officeooo:rsid="0b8ab976" style:font-weight-asian="normal" style:font-weight-complex="normal"/>
    </style:style>
    <style:style style:name="T209" style:family="text">
      <style:text-properties style:text-underline-style="none" fo:font-weight="normal" officeooo:rsid="0b8c78ef" style:font-weight-asian="normal" style:font-weight-complex="normal"/>
    </style:style>
    <style:style style:name="T210" style:family="text">
      <style:text-properties officeooo:rsid="0b567299"/>
    </style:style>
    <style:style style:name="T211" style:family="text">
      <style:text-properties officeooo:rsid="0b8e4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88">You’re a PC. You and your </text:span><text:span text:style-name="T92">comrades</text:span><text:span text:style-name="T88"> are literally the center of the entire narrative universe. These are the </text:span><text:span text:style-name="T90">basic </text:span><text:span text:style-name="T88">tools you need to </text:span><text:span text:style-name="T91">define yourself and </text:span><text:span text:style-name="T88">drive </text:span><text:span text:style-name="T93">the</text:span><text:span text:style-name="T89"> </text:span><text:span text:style-name="T90">story forward.</text:span></text:p>
      <text:h text:style-name="P83" text:outline-level="3">Resources</text:h>
      <text:p text:style-name="P65">Concept – <text:span text:style-name="T1">What’s your deal? </text:span><text:span text:style-name="T39">Don’t just write down a playbook name. </text:span><text:span text:style-name="T43">Put</text:span><text:span text:style-name="T1"> what makes you cool, </text:span><text:span text:style-name="T40">special</text:span><text:span text:style-name="T1">, or exciting. Stick to things </text:span><text:span text:style-name="T37">we’d notice on screen. </text:span><text:span text:style-name="T38">You can change or refine this as you play.</text:span></text:p>
      <text:p text:style-name="P65"><text:span text:style-name="T37"/></text:p>
      <text:p text:style-name="P65"><text:span text:style-name="T37"/></text:p>
      <text:p text:style-name="P65"><text:span text:style-name="T37"/></text:p>
      <text:p text:style-name="P65"><text:span text:style-name="T37"/></text:p>
      <text:p text:style-name="P65"><text:span text:style-name="T37"/></text:p>
      <text:p text:style-name="P65"><text:span text:style-name="T37"/></text:p>
      <text:p text:style-name="P1"/>
      <text:p text:style-name="P72">Drives –<text:span text:style-name="T1"> What do you want or need? What </text:span><text:span text:style-name="T45">gets you out of bed to take </text:span><text:span text:style-name="T47">exciting</text:span><text:span text:style-name="T45"> risks? </text:span><text:span text:style-name="T44">Like, why </text:span><text:span text:style-name="T46">even </text:span><text:span text:style-name="T44">bother? </text:span><text:span text:style-name="T49">You only need 1, but 2</text:span><text:span text:style-name="T48"> </text:span><text:span text:style-name="T49">is better.</text:span></text:p>
      <text:p text:style-name="P72"><text:span text:style-name="T1"/></text:p>
      <text:p text:style-name="P62"><text:span text:style-name="T147">1.</text:span></text:p>
      <text:p text:style-name="P62"><text:span text:style-name="T147"/></text:p>
      <text:p text:style-name="P62"><text:span text:style-name="T166">2</text:span><text:span text:style-name="T147">.</text:span></text:p>
      <text:p text:style-name="P1"/>
      <text:p text:style-name="P1"><text:span text:style-name="T192">Health</text:span> –<text:span text:style-name="T1"> </text:span><text:span text:style-name="T19">Health </text:span><text:span text:style-name="T20">abstractly </text:span><text:span text:style-name="T55">represents </text:span><text:span text:style-name="T57">the integrity and functionality </text:span><text:span text:style-name="T62">o</text:span><text:span text:style-name="T57">f your body, </text:span><text:span text:style-name="T61">mind, </text:span><text:span text:style-name="T63">and spirit</text:span><text:span text:style-name="T55">. </text:span><text:span text:style-name="T1">When you’re weakened or injured, you </text:span><text:span text:style-name="T50">take harm</text:span><text:span text:style-name="T55">, </text:span><text:span text:style-name="T60">which might cause you to lose health</text:span><text:span text:style-name="T55">. </text:span><text:span text:style-name="T56"><text:s/></text:span><text:span text:style-name="T58">W</text:span><text:span text:style-name="T55">hen you </text:span><text:span text:style-name="T58">erase</text:span><text:span text:style-name="T55"> your last </text:span><text:span text:style-name="T59">health</text:span><text:span text:style-name="T55">, </text:span><text:span text:style-name="T50">you die</text:span><text:span text:style-name="T55">.</text:span></text:p>
      <text:p text:style-name="P34"/>
      <text:p text:style-name="P7"><text:span text:style-name="T145">● </text:span><text:span text:style-name="T147">1. </text:span><text:span text:style-name="T146">▢ ▢ ▢ <text:s/></text:span><text:span text:style-name="T148">(Human)</text:span></text:p>
      <text:p text:style-name="P5"><text:span text:style-name="T145">△ </text:span><text:span text:style-name="T148">2. </text:span><text:span text:style-name="T146">▢ ▢ ▢ <text:s/></text:span><text:span text:style-name="T148">(Superhuman)</text:span></text:p>
      <text:p text:style-name="P6"><text:span text:style-name="T145">△ </text:span><text:span text:style-name="T149">3</text:span><text:span text:style-name="T148">. </text:span><text:span text:style-name="T146">▢ ▢ ▢ <text:s/></text:span><text:span text:style-name="T148">(</text:span><text:span text:style-name="T149">Boss-tier</text:span><text:span text:style-name="T148">)</text:span></text:p>
      <text:p text:style-name="P27"/>
      <text:p text:style-name="P8"><text:span text:style-name="T168">R</text:span><text:span text:style-name="T167">esist </text:span><text:span text:style-name="T146">▢ ▢ </text:span><text:span text:style-name="T167">– </text:span><text:span text:style-name="T142">When you </text:span><text:span text:style-name="T150">make a roll and </text:span><text:span text:style-name="T142">don’t like the complications the GM </text:span><text:span text:style-name="T150">describes</text:span><text:span text:style-name="T144">, </text:span><text:span text:style-name="T142">you can </text:span><text:span text:style-name="T184">resist consequences</text:span><text:span text:style-name="T142">.</text:span></text:p>
      <text:p text:style-name="P58"><text:span text:style-name="T86"/></text:p>
      <text:p text:style-name="P58"><text:span text:style-name="T171">XP</text:span><text:span text:style-name="T87"> </text:span><text:span text:style-name="T81">▢ ▢ ▢ </text:span><text:span text:style-name="T146">▢ ▢ ▢ </text:span><text:span text:style-name="T172">–</text:span><text:span text:style-name="T146"> </text:span><text:span text:style-name="T156">XP abstractly represents your knowledge and skill acquired through painful </text:span><text:span text:style-name="T165">experience</text:span><text:span text:style-name="T156">. </text:span><text:span text:style-name="T165">You get XP when a move says so. </text:span><text:span text:style-name="T162">Spend it to </text:span><text:span text:style-name="T163">improve yourself.</text:span></text:p>
      <text:h text:style-name="P81" text:outline-level="2">Abilities</text:h>
      <text:p text:style-name="P29"><text:span text:style-name="T111">These are </text:span><text:span text:style-name="T139">exciting </text:span><text:span text:style-name="T141">things</text:span><text:span text:style-name="T140"> </text:span><text:span text:style-name="T111">that </text:span><text:span text:style-name="T116">many</text:span><text:span text:style-name="T111"> people could learn to do. They don’t require any superhuman or supernatural rationale, just a lot of hard work </text:span><text:span text:style-name="T117">and/</text:span><text:span text:style-name="T111">or lucky genetics.</text:span></text:p>
      <text:p text:style-name="P10"/>
      <text:p text:style-name="P28"><text:span text:style-name="T175">○ </text:span><text:span text:style-name="T176">Driving </text:span><text:span text:style-name="T175">○ ○ ○</text:span><text:span text:style-name="T177"> –</text:span><text:span text:style-name="T111"> </text:span><text:span text:style-name="T118">You steer, pilot, </text:span><text:span text:style-name="T138">or operate </text:span><text:span text:style-name="T118">a vehicle or vessel </text:span><text:span text:style-name="T122">with exceptional </text:span><text:span text:style-name="T137">finesse, speed, and daring</text:span><text:span text:style-name="T122">.</text:span></text:p>
      <text:p text:style-name="P11"/>
      <text:p text:style-name="P28"><text:span text:style-name="T177">○ </text:span><text:span text:style-name="T183">Brawling</text:span><text:span text:style-name="T176"> </text:span><text:span text:style-name="T177">○ ○ ○ –</text:span><text:span text:style-name="T112"> </text:span><text:span text:style-name="T119">You </text:span><text:span text:style-name="T120">inflict </text:span><text:span text:style-name="T129">and bear </text:span><text:span text:style-name="T126">brutal </text:span><text:span text:style-name="T132">personal</text:span><text:span text:style-name="T126"> </text:span><text:span text:style-name="T120">violence</text:span><text:span text:style-name="T121"> </text:span><text:span text:style-name="T124">using </text:span><text:span text:style-name="T126">only your own body</text:span><text:span text:style-name="T128"> </text:span><text:span text:style-name="T134">and the environment</text:span><text:span text:style-name="T133">.</text:span></text:p>
      <text:p text:style-name="P57"/>
      <text:p text:style-name="P56"><text:span text:style-name="T52">○ </text:span><text:span text:style-name="T53">Nurturing</text:span><text:span text:style-name="T54"> </text:span><text:span text:style-name="T52">○ ○ ○ –</text:span><text:span text:style-name="T55"> </text:span><text:span text:style-name="T65">You </text:span><text:span text:style-name="T66">provide just the right</text:span><text:span text:style-name="T65"> support, safety, or kick in the ass.</text:span></text:p>
      <text:p text:style-name="P11"/>
      <text:p text:style-name="P28"><text:span text:style-name="T177">○ </text:span><text:span text:style-name="T182">Fighting</text:span><text:span text:style-name="T176"> </text:span><text:span text:style-name="T177">○ ○ ○ –</text:span><text:span text:style-name="T112"> </text:span><text:span text:style-name="T119">You </text:span><text:span text:style-name="T120">inflict </text:span><text:span text:style-name="T130">and evade </text:span><text:span text:style-name="T123">efficient</text:span><text:span text:style-name="T131"> battlefield </text:span><text:span text:style-name="T120">violence</text:span><text:span text:style-name="T121"> </text:span><text:span text:style-name="T124">using </text:span><text:span text:style-name="T127">every advantage you can acquire</text:span><text:span text:style-name="T125">. </text:span><text:span text:style-name="T135">You probably need your gear.</text:span></text:p>
      <text:p text:style-name="P12"/>
      <text:p text:style-name="P28"><text:span text:style-name="T177">○ </text:span><text:span text:style-name="T178">Athletics</text:span><text:span text:style-name="T176"> </text:span><text:span text:style-name="T177">○ ○ ○ –</text:span><text:span text:style-name="T112"> </text:span><text:span text:style-name="T113">You push yourself to the human limit as you exert your body.</text:span></text:p>
      <text:p text:style-name="P31"/>
      <text:p text:style-name="P33"><text:span text:style-name="T177">○ </text:span><text:span text:style-name="T179">Research </text:span><text:span text:style-name="T177">○ ○ ○ –</text:span><text:span text:style-name="T94"> </text:span><text:span text:style-name="T104">You </text:span><text:span text:style-name="T109">discover, </text:span><text:span text:style-name="T106">examine</text:span><text:span text:style-name="T105">, </text:span><text:span text:style-name="T106">and analyze </text:span><text:span text:style-name="T105">knowledge or records.</text:span></text:p>
      <text:p text:style-name="P13"/>
      <text:p text:style-name="P60"><text:span text:style-name="T112">○ </text:span><text:span text:style-name="T136">Engineering</text:span><text:span text:style-name="T114"> </text:span><text:span text:style-name="T112">○ ○ ○ –</text:span><text:span text:style-name="T94"> </text:span><text:span text:style-name="T108">IT</text:span><text:span text:style-name="T107"> would call </text:span><text:span text:style-name="T186">you</text:span><text:span text:style-name="T151">—</text:span><text:span text:style-name="T152">i</text:span><text:span text:style-name="T151">f they could afford your rates. </text:span><text:span text:style-name="T153">Hell, NASA might call you. </text:span><text:span text:style-name="T154">You’</text:span><text:span text:style-name="T164">ll likely</text:span><text:span text:style-name="T154"> need </text:span><text:span text:style-name="T155">some </text:span><text:span text:style-name="T154">tools.</text:span></text:p>
      <text:p text:style-name="P60"><text:span text:style-name="T154"/></text:p>
      <text:p text:style-name="P61"><text:span text:style-name="T169">○ </text:span><text:span text:style-name="T174">Mating</text:span><text:span text:style-name="T170"> </text:span><text:span text:style-name="T169">○ ○ ○ – </text:span><text:span text:style-name="T159">You’re adept at enticing and negotiating </text:span><text:span text:style-name="T161">sexual and </text:span><text:span text:style-name="T159">romantic relationships. </text:span><text:span text:style-name="T160">The physical act is only part of the equation.</text:span></text:p>
      <text:p text:style-name="P60"><text:span text:style-name="T154"/></text:p>
      <text:p text:style-name="P59"><text:span text:style-name="T169">○ </text:span><text:span text:style-name="T173">Shady Shit </text:span><text:span text:style-name="T169">○ ○ ○ – </text:span><text:span text:style-name="T157">You practice the tricks of the trade for those who </text:span><text:span text:style-name="T158">lurk in </text:span><text:span text:style-name="T157">the shadows.</text:span></text:p>
      <text:h text:style-name="P82" text:outline-level="2">Basic Moves</text:h>
      <text:p text:style-name="P30"><text:span text:style-name="T115">T</text:span><text:span text:style-name="T111">hese actions and activities come up in most any exciting narrative at some point.</text:span></text:p>
      <text:p text:style-name="P14"/>
      <text:p text:style-name="P32"><text:span text:style-name="T180">Fuck ‘em up –</text:span><text:span text:style-name="T181"> </text:span><text:span text:style-name="T95">You’re inflicting physical violence or injury on someone </text:span><text:span text:style-name="T100">or something animate</text:span><text:span text:style-name="T95">. </text:span><text:span text:style-name="T96">You </text:span><text:span text:style-name="T101">inflict</text:span><text:span text:style-name="T96"> harm according to </text:span><text:span text:style-name="T110">the </text:span><text:span text:style-name="T103">logical </text:span><text:span text:style-name="T102">injury your actions </text:span><text:span text:style-name="T103">would inflict</text:span><text:span text:style-name="T97">. </text:span><text:span text:style-name="T98">If you inflict harm, </text:span><text:span text:style-name="T99">naturally</text:span><text:span text:style-name="T98"> they </text:span><text:span text:style-name="T185">take harm</text:span><text:span text:style-name="T143">.</text:span></text:p>
      <text:p text:style-name="P9"/>
      <text:p text:style-name="P38"><text:span text:style-name="T3">⚅⚅ </text:span><text:span text:style-name="T2">Pick 1:</text:span></text:p>
      <text:list xml:id="list710606424" text:style-name="L1">
        <text:list-item>
          <text:p text:style-name="P45">you <text:span text:style-name="T191">inflict</text:span> 1 extra harm.</text:p>
        </text:list-item>
        <text:list-item>
          <text:p text:style-name="P50"><text:span text:style-name="T4">you </text:span><text:span text:style-name="T18">pick an injury status to give them.</text:span></text:p>
        </text:list-item>
      </text:list>
      <text:p text:style-name="P15"/>
      <text:p text:style-name="P26">Go apeshit –<text:span text:style-name="T1"> You’re </text:span><text:span text:style-name="T21">somehow trashing something inanimate.</text:span></text:p>
      <text:p text:style-name="P15"/>
      <text:p text:style-name="P22"><text:span text:style-name="T189">Get out the way</text:span> –<text:span text:style-name="T1"> </text:span><text:span text:style-name="T12">You’re bodily </text:span><text:span text:style-name="T13">evading or </text:span><text:span text:style-name="T12">avoiding physical injury or attack.</text:span></text:p>
      <text:p text:style-name="P21"/>
      <text:p text:style-name="P55">Medic! – <text:span text:style-name="T1">You’re treating someone’s injuries or illness.</text:span></text:p>
      <text:p text:style-name="P21"/>
      <text:p text:style-name="P21">Scope the scene – <text:span text:style-name="T1">You’</text:span><text:span text:style-name="T5">re</text:span><text:span text:style-name="T1"> observ</text:span><text:span text:style-name="T5">ing</text:span><text:span text:style-name="T1"> and survey</text:span><text:span text:style-name="T5">ing</text:span><text:span text:style-name="T1"> </text:span><text:span text:style-name="T15">around you </text:span><text:span text:style-name="T1">to find out what’s </text:span><text:span text:style-name="T14">up.</text:span></text:p>
      <text:p text:style-name="P16"/>
      <text:p text:style-name="P39"><text:span text:style-name="T3">⚅⚅ </text:span><text:span text:style-name="T2">Pick 1:</text:span></text:p>
      <text:list xml:id="list124834455586366" text:continue-numbering="true" text:style-name="L1">
        <text:list-item>
          <text:p text:style-name="P51"><text:span text:style-name="T4">g</text:span><text:span text:style-name="T1">ain 1 Prep on your subject.</text:span></text:p>
        </text:list-item>
        <text:list-item>
          <text:p text:style-name="P46">increase your Effect Level.</text:p>
        </text:list-item>
      </text:list>
      <text:p text:style-name="P17"/>
      <text:p text:style-name="P25">Connect the dots –<text:span text:style-name="T1"> </text:span><text:span text:style-name="T6">You’re putting </text:span><text:span text:style-name="T1">together an idea based on clues </text:span><text:span text:style-name="T7">or incomplete details.</text:span></text:p>
      <text:p text:style-name="P40"/>
      <text:p text:style-name="P43"><text:span text:style-name="T3">⚅⚅ </text:span><text:span text:style-name="T2">Pick 1:</text:span></text:p>
      <text:list xml:id="list124836258942227" text:continue-numbering="true" text:style-name="L1">
        <text:list-item>
          <text:p text:style-name="P52"><text:span text:style-name="T4">g</text:span><text:span text:style-name="T1">ain 1 Prep on your subject.</text:span></text:p>
        </text:list-item>
        <text:list-item>
          <text:p text:style-name="P47">increase your Effect Level.</text:p>
        </text:list-item>
      </text:list>
      <text:p text:style-name="P18"/>
      <text:p text:style-name="P24"><text:span text:style-name="T188">Parkour!</text:span><text:span text:style-name="T8"> – </text:span><text:span text:style-name="T10">You’re </text:span><text:span text:style-name="T11">moving</text:span><text:span text:style-name="T10"> at speed to cover treacherous or </text:span><text:span text:style-name="T16">challenging</text:span><text:span text:style-name="T10"> terrain.</text:span></text:p>
      <text:p text:style-name="P19"/>
      <text:p text:style-name="P42"><text:span text:style-name="T3">⚅⚅ </text:span><text:span text:style-name="T2">Pick 1:</text:span></text:p>
      <text:list xml:id="list1273637796" text:style-name="L2">
        <text:list-item>
          <text:p text:style-name="P53"><text:span text:style-name="T2">c</text:span><text:span text:style-name="T1">arry +1 forward to your next move.</text:span></text:p>
        </text:list-item>
        <text:list-item>
          <text:p text:style-name="P48">you catch people off guard.</text:p>
        </text:list-item>
      </text:list>
      <text:p text:style-name="P18"/>
      <text:p text:style-name="P23"><text:span text:style-name="T187">Schmooze ‘em –</text:span><text:span text:style-name="T8"> You’re building rapport or trust with someone.</text:span></text:p>
      <text:p text:style-name="P20"/>
      <text:p text:style-name="P41"><text:span text:style-name="T3">⚅⚅ </text:span><text:span text:style-name="T9">You </text:span><text:span text:style-name="T10">get</text:span><text:span text:style-name="T9"> an Edge on your subject.</text:span></text:p>
      <text:p text:style-name="P44"/>
      <text:p text:style-name="P79">Make it chooch – <text:span text:style-name="T1">You’re </text:span><text:span text:style-name="T34">laboring or </text:span><text:span text:style-name="T35">puzzling</text:span><text:span text:style-name="T1"> to make a machine, gizmo, or maybe a magical artifact do something useful—</text:span><text:span text:style-name="T36">potentially</text:span><text:span text:style-name="T1"> even what it was meant to do.</text:span></text:p>
      <text:p text:style-name="P76"/>
      <text:p text:style-name="P76">Fool ‘em –<text:span text:style-name="T1"> You’re deceiving or misdirecting someone.</text:span></text:p>
      <text:p text:style-name="P37"/>
      <text:p text:style-name="P78">Go dark – <text:span text:style-name="T1">You’re avoiding detection or suspicion.</text:span></text:p>
      <text:p text:style-name="P36"/>
      <text:p text:style-name="P36">Compel compliance – <text:span text:style-name="T1">You’re </text:span><text:span text:style-name="T33">forcing or coercing someone</text:span><text:span text:style-name="T1"> to do what you want them to.</text:span></text:p>
      <text:p text:style-name="P37"/>
      <text:h text:style-name="P84" text:outline-level="3"/>
      <text:h text:style-name="P85" text:outline-level="3">Special Moves</text:h>
      <text:p text:style-name="P3">Resist consequences –<text:span text:style-name="T1"> </text:span><text:span text:style-name="T17">Spend 1 Resist.</text:span><text:span text:style-name="T190"> </text:span><text:span text:style-name="T17">Y</text:span><text:span text:style-name="T70">ou don’t like the consequences or complications the GM decide</text:span><text:span text:style-name="T77">d</text:span><text:span text:style-name="T70"> </text:span><text:span text:style-name="T76">when you roll</text:span><text:span text:style-name="T78">ed</text:span><text:span text:style-name="T70"> a </text:span><text:span text:style-name="T71">⚂⚃ </text:span><text:span text:style-name="T70">or </text:span><text:span text:style-name="T71">⚀⚀: </text:span><text:span text:style-name="T72">speak up and </text:span><text:span text:style-name="T73">insist they invent something less drastic </text:span><text:span text:style-name="T74">instead. </text:span><text:span text:style-name="T75">This isn’t the same as </text:span><text:span text:style-name="T68">dispute fiction</text:span><text:span text:style-name="T75">; resist consequences whenever you think it’s </text:span><text:span text:style-name="T80">advantageous</text:span><text:span text:style-name="T75"> </text:span><text:span text:style-name="T79">in-game.</text:span></text:p>
      <text:p text:style-name="P3"/>
      <text:p text:style-name="P75"><text:span text:style-name="T211">Earn </text:span>Resist –<text:span text:style-name="T1"> When you creatively </text:span><text:span text:style-name="T50">invent fiction</text:span><text:span text:style-name="T55"> to set up a move where you roll a </text:span><text:span text:style-name="T71">⚅⚅ </text:span><text:span text:style-name="T69">or </text:span><text:span text:style-name="T71">⚃⚅, </text:span><text:span text:style-name="T85">gain 1 Resist.</text:span></text:p>
      <text:p text:style-name="P3"/>
      <text:p text:style-name="P3">Take harm – <text:span text:style-name="T1">When you take harm blahblah.</text:span></text:p>
      <text:p text:style-name="P2"/>
      <text:p text:style-name="P4">You die – <text:span text:style-name="T1">You’ve lost your last health or a move says </text:span><text:span text:style-name="T64">you die</text:span><text:span text:style-name="T1">. </text:span><text:span text:style-name="T22">You can go sweetly into the night and build a new character </text:span><text:span text:style-name="T23">to </text:span><text:span text:style-name="T41">love</text:span><text:span text:style-name="T24">. </text:span><text:span text:style-name="T25">Or…</text:span></text:p>
      <text:p text:style-name="P35"/>
      <text:p text:style-name="P67"><text:span text:style-name="T1">You’re out of the scene </text:span><text:span text:style-name="T29">for now,</text:span><text:span text:style-name="T27"> but you somehow survived</text:span><text:span text:style-name="T1">. You come back later with </text:span><text:span text:style-name="T31">1 </text:span><text:span text:style-name="T32">health</text:span><text:span text:style-name="T31"> and </text:span><text:span text:style-name="T1">a permanent, </text:span><text:span text:style-name="T26">severe</text:span><text:span text:style-name="T1"> status of the GM’s choice. </text:span><text:span text:style-name="T28">Explain what happened </text:span><text:span text:style-name="T30">to the group.</text:span></text:p>
      <text:p text:style-name="P67"><text:span text:style-name="T30"/></text:p>
      <text:p text:style-name="P68"><text:span text:style-name="T210">Earn </text:span>XP –<text:span text:style-name="T1"> </text:span><text:span text:style-name="T42">When you finish a play session</text:span><text:span text:style-name="T194">, </text:span><text:span text:style-name="T195">it’s time to </text:span><text:span text:style-name="T204">decide</text:span><text:span text:style-name="T195"> what XP you’ve earned</text:span><text:span text:style-name="T202">. </text:span><text:span text:style-name="T195">Talk as a group about this: maybe they remember something you forgot. </text:span><text:span text:style-name="T196">Ultimately, though, it’s up to you.</text:span></text:p>
      <text:p text:style-name="P68"><text:span text:style-name="T196"/></text:p>
      <text:p text:style-name="P71"><text:span text:style-name="T196">Y</text:span><text:span text:style-name="T193">ou get 1 XP for each item </text:span><text:span text:style-name="T207">below that</text:span><text:span text:style-name="T193"> you </text:span><text:span text:style-name="T203">(not the GM) </text:span><text:span text:style-name="T193">think is true for this play session. </text:span><text:span text:style-name="T208">Y</text:span><text:span text:style-name="T207">ou can only take </text:span><text:span text:style-name="T208">each item </text:span><text:span text:style-name="T207">once, even if you did the thing multiple times in the session.</text:span></text:p>
      <text:p text:style-name="P71"><text:span text:style-name="T193"/></text:p>
      <text:list xml:id="list4208139873" text:style-name="L3">
        <text:list-item>
          <text:p text:style-name="P74"><text:span text:style-name="T193">at no point did </text:span><text:span text:style-name="T51">you die</text:span><text:span text:style-name="T67">.</text:span></text:p>
        </text:list-item>
        <text:list-item>
          <text:p text:style-name="P69"><text:span text:style-name="T199">y</text:span><text:span text:style-name="T193">ou made a particularly badass move that </text:span><text:span text:style-name="T201">reinforced your</text:span><text:span text:style-name="T197"> Concept.</text:span></text:p>
        </text:list-item>
        <text:list-item>
          <text:p text:style-name="P70"><text:span text:style-name="T199">y</text:span><text:span text:style-name="T193">ou </text:span><text:span text:style-name="T200">suffered</text:span><text:span text:style-name="T193"> a particularly painful (or hilarious) blunder </text:span><text:span text:style-name="T205">as a result of</text:span><text:span text:style-name="T193"> </text:span><text:span text:style-name="T198">playing to your Concept.</text:span></text:p>
        </text:list-item>
        <text:list-item>
          <text:p text:style-name="P73"><text:span text:style-name="T198">y</text:span><text:span text:style-name="T193">ou </text:span><text:span text:style-name="T206">made moves to pursue</text:span><text:span text:style-name="T193"> </text:span><text:span text:style-name="T209">a </text:span><text:span text:style-name="T193">Dri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2:48:34.329346782</dc:date>
    <meta:editing-duration>P6DT5H52M53S</meta:editing-duration>
    <meta:editing-cycles>259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63" meta:word-count="922" meta:character-count="5090" meta:non-whitespace-character-count="4210"/>
  </office:meta>
</office:document-meta>
</file>